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60" manifest:media-type=""/>
  <manifest:file-entry manifest:full-path="ObjectReplacements/Object 36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content.xml" manifest:media-type="text/xml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67d15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P10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8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P19" style:family="paragraph" style:parent-style-name="Header">
      <style:text-properties fo:font-size="14pt" style:font-size-asian="14pt" style:font-size-complex="14pt"/>
    </style:style>
    <style:style style:name="P2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text-properties officeooo:paragraph-rsid="00c384cf"/>
    </style:style>
    <style:style style:name="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5" style:family="paragraph" style:parent-style-name="FILET_5f_POINTILLES">
      <style:text-properties officeooo:paragraph-rsid="02733fc3"/>
    </style:style>
    <style:style style:name="P26" style:family="paragraph" style:parent-style-name="FILET_5f_POINTILLES">
      <style:text-properties officeooo:paragraph-rsid="027363f9"/>
    </style:style>
    <style:style style:name="P27" style:family="paragraph" style:parent-style-name="FILET_5f_POINTILLES">
      <style:text-properties officeooo:paragraph-rsid="027413d3"/>
    </style:style>
    <style:style style:name="P28" style:family="paragraph" style:parent-style-name="FILET_5f_POINTILLES">
      <style:text-properties officeooo:paragraph-rsid="0234d6ac"/>
    </style:style>
    <style:style style:name="P29" style:family="paragraph" style:parent-style-name="_5f_Footer_20_page_20_paire_20__28_G_29_">
      <style:text-properties officeooo:paragraph-rsid="02cdb06c"/>
    </style:style>
    <style:style style:name="P30" style:family="paragraph" style:parent-style-name="_5f_Footer_20_page_20_paire_20__28_G_29_"/>
    <style:style style:name="P31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P32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P33" style:family="paragraph" style:parent-style-name="_5f_Paragraphe_20_énoncé_20_après_20_numéro_20_question" style:list-style-name=""/>
    <style:style style:name="P34" style:family="paragraph" style:parent-style-name="_5f_Paragraphe_20_énoncé_20_après_20_numéro_20_question">
      <style:text-properties officeooo:paragraph-rsid="027413d3"/>
    </style:style>
    <style:style style:name="P35" style:family="paragraph" style:parent-style-name="_5f_Titre_20_d_27_exercices_20_livret" style:list-style-name="_5f_Numérotation_20_des_20_exercices_20_livrets"/>
    <style:style style:name="P36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7" style:family="paragraph" style:parent-style-name="_5f_Titre_20_d_27_exercices_20_livret_20_sans_20_titre_20_avec_20_num_20_exo">
      <style:text-properties officeooo:paragraph-rsid="027413d3"/>
    </style:style>
    <style:style style:name="P38" style:family="paragraph">
      <style:paragraph-properties fo:text-align="center"/>
    </style:style>
    <style:style style:name="P39" style:family="paragraph">
      <loext:graphic-properties draw:fill-color="#2a6099"/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solid" draw:fill-color="#7fb241"/>
    </style:style>
    <style:style style:name="P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4" style:family="paragraph">
      <loext:graphic-properties draw:fill="none" draw:fill-color="#f10d0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a7074b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d7e12c"/>
    </style:style>
    <style:style style:name="P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808080" loext:opacity="100%" style:font-name="Bitstream Vera Sans7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8" style:family="text">
      <style:text-properties fo:font-variant="small-caps" fo:color="#808080" loext:opacity="100%" style:font-name="Bitstream Vera Sans7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fo:font-variant="small-caps" fo:font-size="15pt" style:font-size-asian="15pt" style:font-size-complex="15pt"/>
    </style:style>
    <style:style style:name="T10" style:family="text">
      <style:text-properties fo:font-variant="small-caps" officeooo:rsid="00990660"/>
    </style:style>
    <style:style style:name="T11" style:family="text">
      <style:text-properties fo:font-variant="small-caps" officeooo:rsid="0054f64f"/>
    </style:style>
    <style:style style:name="T12" style:family="text">
      <style:text-properties fo:font-variant="small-caps" officeooo:rsid="00b5d2d1"/>
    </style:style>
    <style:style style:name="T13" style:family="text">
      <style:text-properties fo:font-variant="small-caps" officeooo:rsid="00b6801f"/>
    </style:style>
    <style:style style:name="T14" style:family="text">
      <style:text-properties officeooo:rsid="0274790a"/>
    </style:style>
    <style:style style:name="T15" style:family="text">
      <style:text-properties officeooo:rsid="02767d15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60d7ef"/>
    </style:style>
    <style:style style:name="T1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9" style:family="text">
      <style:text-properties style:use-window-font-color="true" loext:opacity="0%" style:font-name="Bitstream Vera Sans1" fo:font-size="10pt" officeooo:rsid="0232022a" style:font-size-asian="10pt" style:font-size-complex="10pt"/>
    </style:style>
    <style:style style:name="T20" style:family="text">
      <style:text-properties style:use-window-font-color="true" loext:opacity="0%" style:font-name="Bitstream Vera Sans1" fo:font-size="10pt" officeooo:rsid="0233a724" style:font-size-asian="10pt" style:font-size-complex="10pt"/>
    </style:style>
    <style:style style:name="T21" style:family="text">
      <style:text-properties style:use-window-font-color="true" loext:opacity="0%" style:font-name="Bitstream Vera Sans1" fo:font-size="10pt" officeooo:rsid="0236cc97" style:font-size-asian="10pt" style:font-size-complex="10pt"/>
    </style:style>
    <style:style style:name="T22" style:family="text">
      <style:text-properties style:use-window-font-color="true" loext:opacity="0%" style:font-name="Bitstream Vera Sans1" fo:font-size="10pt" fo:font-style="normal" fo:font-weight="normal" officeooo:rsid="02439447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4" style:family="text">
      <style:text-properties fo:font-variant="normal" fo:text-transform="none" fo:color="#3c3c3c" loext:opacity="100%" style:text-position="0% 100%" style:font-name="Bitstream Vera Sans1" fo:font-size="10pt" fo:letter-spacing="normal" fo:font-weight="normal" officeooo:rsid="02360026" style:font-size-asian="10pt" style:font-size-complex="10pt"/>
    </style:style>
    <style:style style:name="T25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360026" style:font-size-asian="10pt" style:font-size-complex="10pt"/>
    </style:style>
    <style:style style:name="T26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7a4b5b" style:font-size-asian="10pt" style:font-size-complex="10pt"/>
    </style:style>
    <style:style style:name="T27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7a4b5b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360026" style:font-size-asian="10pt" style:font-size-complex="10pt"/>
    </style:style>
    <style:style style:name="T29" style:family="text">
      <style:text-properties fo:font-variant="normal" fo:text-transform="none" style:use-window-font-color="true" loext:opacity="0%" style:font-name="Bitstream Vera Sans1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style:use-window-font-color="true" loext:opacity="0%" style:font-name="Bitstream Vera Sans1" fo:font-size="10pt" fo:letter-spacing="normal" fo:font-weight="normal" style:font-size-asian="10pt" style:font-size-complex="10pt"/>
    </style:style>
    <style:style style:name="T31" style:family="text">
      <style:text-properties fo:font-variant="normal" fo:text-transform="none" style:text-position="0% 100%" style:font-name="Bitstream Vera Sans1" fo:font-size="10pt" fo:letter-spacing="normal" fo:font-weight="normal" officeooo:rsid="02360026" style:font-size-asian="10pt" style:font-size-complex="10pt"/>
    </style:style>
    <style:style style:name="T3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3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34" style:family="text">
      <style:text-properties officeooo:rsid="002925a2"/>
    </style:style>
    <style:style style:name="T35" style:family="text">
      <style:text-properties officeooo:rsid="002b33ed"/>
    </style:style>
    <style:style style:name="T36" style:family="text">
      <style:text-properties style:text-position="0% 100%" style:font-name="Bitstream Vera Sans1" fo:font-size="10pt" officeooo:rsid="02360026" style:font-size-asian="10pt" style:font-size-complex="10pt"/>
    </style:style>
    <style:style style:name="T37" style:family="text">
      <style:text-properties style:font-name="Bitstream Vera Sans1" fo:font-size="10pt" style:font-size-asian="10pt" style:font-size-complex="10pt"/>
    </style:style>
    <style:style style:name="T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AR PL KaitiM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1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2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3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3cm" svg:stroke-color="#a7074b" draw:marker-start="" draw:marker-start-width="0.25cm" draw:marker-start-center="false" draw:marker-end="" draw:marker-end-width="0.25cm" draw:marker-end-center="false" draw:fill="solid" draw:fill-color="#a7074b" draw:opacity="50%" draw:textarea-horizontal-align="justify" draw:textarea-vertical-align="middle" draw:auto-grow-height="false" fo:min-height="1.722cm" fo:min-width="4.471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1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2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3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4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46734206" text:style-name="_5f_Numérotation_20_des_20_exercices_20_livrets">
        <text:list-item>
          <text:p text:style-name="P36"><draw:g text:anchor-type="paragraph" draw:z-index="10" draw:name="Shape58" draw:style-name="gr14"><draw:custom-shape draw:style-name="gr15" draw:text-style-name="P45" svg:width="5.001cm" svg:height="2.001cm" svg:x="3.11cm" svg:y="1.306cm"><text:p/><draw:enhanced-geometry svg:viewBox="0 0 21600 21600" draw:type="rectangle" draw:enhanced-path="M 0 0 L 21600 0 21600 21600 0 21600 0 0 Z N"/></draw:custom-shape><draw:frame draw:style-name="gr16" draw:text-style-name="P47" svg:width="0.301cm" svg:height="0.625cm" svg:x="2.81cm" svg:y="0.706cm"><draw:text-box><text:p text:style-name="P46"><text:span text:style-name="T39">E</text:span></text:p></draw:text-box></draw:frame><draw:frame draw:style-name="gr16" draw:text-style-name="P47" svg:width="0.301cm" svg:height="0.625cm" svg:x="8.111cm" svg:y="0.706cm"><draw:text-box><text:p text:style-name="P46"><text:span text:style-name="T39">H</text:span></text:p></draw:text-box></draw:frame><draw:frame draw:style-name="gr17" draw:text-style-name="P47" svg:width="0.301cm" svg:height="0.623cm" svg:x="8.111cm" svg:y="3.184cm"><draw:text-box><text:p text:style-name="P46"><text:span text:style-name="T39">G</text:span></text:p></draw:text-box></draw:frame><draw:frame draw:style-name="gr17" draw:text-style-name="P47" svg:width="0.301cm" svg:height="0.623cm" svg:x="8.111cm" svg:y="3.184cm"><draw:text-box><text:p text:style-name="P46"><text:span text:style-name="T39">G</text:span></text:p></draw:text-box></draw:frame><draw:frame draw:style-name="gr17" draw:text-style-name="P47" svg:width="0.301cm" svg:height="0.623cm" svg:x="2.81cm" svg:y="3.184cm"><draw:text-box><text:p text:style-name="P46"><text:span text:style-name="T39">F</text:span></text:p></draw:text-box></draw:frame><draw:frame draw:style-name="gr18" draw:text-style-name="P47" svg:width="1.301cm" svg:height="0.701cm" draw:transform="rotate (1.56538580611371) translate (2.6035cm 2.90688888888889cm)"><draw:text-box><text:p text:style-name="P46"><text:span text:style-name="T39">3 cm</text:span></text:p></draw:text-box></draw:frame><draw:frame draw:style-name="gr18" draw:text-style-name="P47" svg:width="2.703cm" svg:height="0.701cm" draw:transform="rotate (0.00453785605518526) translate (4.206875cm 2.01788888888889cm)"><draw:text-box><text:p text:style-name="P46"><text:span text:style-name="T39">Aire = 28 cm</text:span><text:span text:style-name="T42">2</text:span></text:p></draw:text-box></draw:frame><draw:frame draw:style-name="gr18" draw:text-style-name="P47" svg:width="1.4cm" svg:height="0.701cm" draw:transform="rotate (0.00506145483078356) translate (4.90890277777778cm 3.21204166666667cm)"><draw:text-box><text:p text:style-name="P46"><text:span text:style-name="T40">L</text:span><text:span text:style-name="T39"> cm</text:span></text:p></draw:text-box></draw:frame></draw:g><text:span text:style-name="_5f_pointillés_20_gris"><text:span text:style-name="T19">Déterminer dans chaque cas </text:span></text:span><text:span text:style-name="_5f_pointillés_20_gris"><text:span text:style-name="T20">la </text:span></text:span><text:span text:style-name="_5f_pointillés_20_gris"><text:span text:style-name="T22">valeur </text:span></text:span><text:span text:style-name="_5f_pointillés_20_gris"><text:span text:style-name="T20"><text:s/>exacte de L :</text:span></text:span></text:p>
          <text:list>
            <text:list-item>
              <text:p text:style-name="_5f_Paragraphe_20_énoncé_20_après_20_numéro_20_question"><text:span text:style-name="_5f_pointillés_20_gris"><text:span text:style-name="T37"/></text:span></text:p>
            </text:list-item>
          </text:list>
        </text:list-item>
      </text:list>
      <text:p text:style-name="_5f_Paragraphe_20_livret_20_"><text:span text:style-name="_5f_pointillés_20_gris"><text:span text:style-name="T37"/></text:span></text:p>
      <text:p text:style-name="_5f_Paragraphe_20_livret_20_"><text:span text:style-name="_5f_pointillés_20_gris"><text:span text:style-name="T37"/></text:span></text:p>
      <text:p text:style-name="_5f_Paragraphe_20_livret_20_"/>
      <text:p text:style-name="P28"><text:span text:style-name="_5f_pointillés_20_gris"><text:span text:style-name="T37">…………………………………………………………………</text:span></text:span></text:p>
      <text:p text:style-name="P25"><text:span text:style-name="_5f_pointillés_20_gris"><text:span text:style-name="T37">…………………………………………………………………</text:span></text:span></text:p>
      <text:list xml:id="list175115695258458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paragraph" draw:z-index="11" draw:name="Shape59" draw:style-name="gr14"><draw:custom-shape draw:style-name="gr15" draw:text-style-name="P45" svg:width="5.001cm" svg:height="2.001cm" svg:x="2.986cm" svg:y="0.628cm"><text:p/><draw:enhanced-geometry svg:viewBox="0 0 21600 21600" draw:type="rectangle" draw:enhanced-path="M 0 0 L 21600 0 21600 21600 0 21600 0 0 Z N"/></draw:custom-shape><draw:frame draw:style-name="gr16" draw:text-style-name="P47" svg:width="0.301cm" svg:height="0.625cm" svg:x="2.686cm" svg:y="0.028cm"><draw:text-box><text:p text:style-name="P46"><text:span text:style-name="T39">D</text:span></text:p></draw:text-box></draw:frame><draw:frame draw:style-name="gr16" draw:text-style-name="P47" svg:width="0.301cm" svg:height="0.625cm" svg:x="7.987cm" svg:y="0.028cm"><draw:text-box><text:p text:style-name="P46"><text:span text:style-name="T39">C</text:span></text:p></draw:text-box></draw:frame><draw:frame draw:style-name="gr16" draw:text-style-name="P47" svg:width="0.301cm" svg:height="0.625cm" svg:x="7.987cm" svg:y="2.527cm"><draw:text-box><text:p text:style-name="P46"><text:span text:style-name="T39">B</text:span></text:p></draw:text-box></draw:frame><draw:frame draw:style-name="gr17" draw:text-style-name="P47" svg:width="0.301cm" svg:height="0.623cm" svg:x="2.686cm" svg:y="2.505cm"><draw:text-box><text:p text:style-name="P46"><text:span text:style-name="T39">A</text:span></text:p></draw:text-box></draw:frame><draw:frame draw:style-name="gr18" draw:text-style-name="P47" svg:width="1.301cm" svg:height="0.701cm" draw:transform="rotate (1.56538580611371) translate (2.48002777777778cm 2.22779166666667cm)"><draw:text-box><text:p text:style-name="P46"><text:span text:style-name="T40">L</text:span><text:span text:style-name="T41"> </text:span><text:span text:style-name="T39">cm</text:span></text:p></draw:text-box></draw:frame><draw:frame draw:style-name="gr18" draw:text-style-name="P47" svg:width="2.703cm" svg:height="0.701cm" draw:transform="rotate (0.00453785605518526) translate (4.08163888888889cm 1.34055555555556cm)"><draw:text-box><text:p text:style-name="P46"><text:span text:style-name="T39">Aire = 17 cm</text:span><text:span text:style-name="T42">2</text:span></text:p></draw:text-box></draw:frame><draw:frame draw:style-name="gr18" draw:text-style-name="P47" svg:width="1.4cm" svg:height="0.701cm" draw:transform="rotate (0.00506145483078356) translate (4.78366666666667cm 2.53294444444444cm)"><draw:text-box><text:p text:style-name="P46"><text:span text:style-name="T39">7 cm</text:span></text:p></draw:text-box></draw:frame></draw:g><text:span text:style-name="_5f_pointillés_20_gris"><text:span text:style-name="T37"><text:s/></text:span></text:span></text:p>
            </text:list-item>
          </text:list>
        </text:list-item>
      </text:list>
      <text:p text:style-name="_5f_Paragraphe_20_livret_20_"><text:span text:style-name="_5f_pointillés_20_gris"><text:span text:style-name="T37"/></text:span></text:p>
      <text:p text:style-name="_5f_Paragraphe_20_livret_20_"><text:span text:style-name="_5f_pointillés_20_gris"><text:span text:style-name="T37"/></text:span></text:p>
      <text:p text:style-name="_5f_Paragraphe_20_livret_20_"><text:span text:style-name="_5f_pointillés_20_gris"><text:span text:style-name="T37"/></text:span></text:p>
      <text:p text:style-name="_5f_Paragraphe_20_livret_20_"><text:span text:style-name="_5f_pointillés_20_gris"><text:span text:style-name="T37"/></text:span></text:p>
      <text:p text:style-name="P25"><text:span text:style-name="_5f_pointillés_20_gris"><text:span text:style-name="T37">…………………………………………………………………</text:span></text:span></text:p>
      <text:p text:style-name="P25"><text:span text:style-name="_5f_pointillés_20_gris"><text:span text:style-name="T37">…………………………………………………………………</text:span></text:span></text:p>
      <text:list xml:id="list175116821850982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1">Alice a vendu </text:span></text:span><text:span text:style-name="_5f_pointillés_20_gris"><text:span text:style-name="T21"><draw:frame draw:style-name="fr3" draw:name="Object200" text:anchor-type="as-char" svg:y="-0.534cm" svg:width="0.517cm" svg:height="0.87cm" draw:z-index="15"><draw:object xlink:href="./Object 360" xlink:type="simple" xlink:show="embed" xlink:actuate="onLoad"/><draw:image xlink:href="./ObjectReplacements/Object 360" xlink:type="simple" xlink:show="embed" xlink:actuate="onLoad"/></draw:frame></text:span></text:span><text:span text:style-name="_5f_pointillés_20_gris"><text:span text:style-name="T21"><text:s/>de ses 220 pâtisseries et Nour-Eddine a vendu </text:span></text:span><text:span text:style-name="_5f_pointillés_20_gris"><text:span text:style-name="T21"><draw:frame draw:style-name="fr3" draw:name="Object201" text:anchor-type="as-char" svg:y="-0.534cm" svg:width="0.293cm" svg:height="0.87cm" draw:z-index="16"><draw:object xlink:href="./Object 361" xlink:type="simple" xlink:show="embed" xlink:actuate="onLoad"/><draw:image xlink:href="./ObjectReplacements/Object 361" xlink:type="simple" xlink:show="embed" xlink:actuate="onLoad"/></draw:frame></text:span></text:span><text:span text:style-name="_5f_pointillés_20_gris"><text:span text:style-name="T21"><text:s/>de ses 150 pâtisseries. </text:span></text:span></text:p>
        </text:list-item>
      </text:list>
      <text:p text:style-name="Standard"><text:span text:style-name="_5f_pointillés_20_gris"><text:span text:style-name="T21">Qui a vendu le plus de pâtisseries ?</text:span></text:span></text:p>
      <text:p text:style-name="P25"><text:span text:style-name="_5f_pointillés_20_gris"><text:span text:style-name="T36">…………………………………………………………………</text:span></text:span></text:p>
      <text:p text:style-name="P25"><text:span text:style-name="_5f_pointillés_20_gris"><text:span text:style-name="T36">…………………………………………………………………</text:span></text:span></text:p>
      <text:list xml:id="list175116898836886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1">Thomas a gagné au loto : il décide de donner </text:span></text:span><text:span text:style-name="_5f_pointillés_20_gris"><text:span text:style-name="T21"><draw:frame draw:style-name="fr3" draw:name="Object206" text:anchor-type="as-char" svg:y="-0.534cm" svg:width="0.293cm" svg:height="0.87cm" draw:z-index="17"><draw:object xlink:href="./Object 366" xlink:type="simple" xlink:show="embed" xlink:actuate="onLoad"/><draw:image xlink:href="./ObjectReplacements/Object 366" xlink:type="simple" xlink:show="embed" xlink:actuate="onLoad"/></draw:frame></text:span></text:span><text:span text:style-name="_5f_pointillés_20_gris"><text:span text:style-name="T21"><text:s/>de ce qu’il a gagné à sa sœur et </text:span></text:span><text:span text:style-name="_5f_pointillés_20_gris"><text:span text:style-name="T21"><draw:frame draw:style-name="fr3" draw:name="Object207" text:anchor-type="as-char" svg:y="-0.534cm" svg:width="0.293cm" svg:height="0.87cm" draw:z-index="18"><draw:object xlink:href="./Object 367" xlink:type="simple" xlink:show="embed" xlink:actuate="onLoad"/><draw:image xlink:href="./ObjectReplacements/Object 367" xlink:type="simple" xlink:show="embed" xlink:actuate="onLoad"/></draw:frame></text:span></text:span><text:span text:style-name="_5f_pointillés_20_gris"><text:span text:style-name="T21"><text:s/>de ce qu’il a gagné à son meilleur ami.</text:span></text:span></text:p>
        </text:list-item>
      </text:list>
      <text:p text:style-name="Standard"><text:span text:style-name="_5f_pointillés_20_gris"><text:span text:style-name="T21">Quelle fraction de la somme gagnée lui reste-t-il ?</text:span></text:span></text:p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6">…………………………………………………………………</text:span></text:span></text:p>
      <text:list xml:id="list175115979772363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9">Bella a deux petites galettes identiques. Elle mange la moitié de la</text:span></text:span><text:span text:style-name="_5f_pointillés_20_gris"><text:span text:style-name="T30"> </text:span></text:span><text:span text:style-name="_5f_pointillés_20_gris"><text:span text:style-name="T29">première galette et pro­pose à Abel : "Préfères-tu manger la moitié du reste de la première galette ou le tiers de la deuxième galette ?".</text:span></text:span><text:span text:style-name="_5f_pointillés_20_gris"><text:span text:style-name="T30"> </text:span></text:span><text:span text:style-name="_5f_pointillés_20_gris"><text:span text:style-name="T29">Quel choix Abel doit faire pour avoir le plus gros morceau ?</text:span></text:span></text:p>
        </text:list-item>
      </text:list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1">…………………………………………………………………</text:span></text:span></text:p>
      <text:p text:style-name="P26"><text:span text:style-name="_5f_pointillés_20_gris"><text:span text:style-name="T31">…………………………………………………………………</text:span></text:span></text:p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6">…………………………………………………………………</text:span></text:span></text:p>
      <text:p text:style-name="P26"><text:span text:style-name="_5f_pointillés_20_gris"><text:span text:style-name="T31">…………………………………………………………………</text:span></text:span></text:p>
      <text:list xml:id="list175117005122679" text:continue-numbering="true" text:style-name="_5f_Numérotation_20_des_20_exercices_20_livrets">
        <text:list-item>
          <text:p text:style-name="P37"><draw:g text:anchor-type="char" draw:z-index="12" draw:name="Shape61" draw:style-name="gr9"><draw:custom-shape draw:style-name="gr10" draw:text-style-name="P44" svg:width="0.641cm" svg:height="0.641cm" svg:x="6.119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44" svg:width="0.643cm" svg:height="0.641cm" svg:x="6.759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44" svg:width="0.641cm" svg:height="0.641cm" svg:x="7.401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44" svg:width="0.643cm" svg:height="0.641cm" svg:x="8.042cm" svg:y="1.175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44" svg:width="0.641cm" svg:height="0.643cm" svg:x="6.119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44" svg:width="0.641cm" svg:height="0.641cm" svg:x="6.119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44" svg:width="0.643cm" svg:height="0.643cm" svg:x="6.759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44" svg:width="0.643cm" svg:height="0.641cm" svg:x="6.759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44" svg:width="0.641cm" svg:height="0.643cm" svg:x="7.401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44" svg:width="0.641cm" svg:height="0.641cm" svg:x="7.401cm" svg:y="2.457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44" svg:width="0.643cm" svg:height="0.643cm" svg:x="8.042cm" svg:y="1.815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44" svg:width="0.643cm" svg:height="0.641cm" svg:x="8.042cm" svg:y="2.457cm"><text:p/><draw:enhanced-geometry svg:viewBox="0 0 21600 21600" draw:mirror-horizontal="false" draw:mirror-vertical="false" draw:type="rectangle" draw:enhanced-path="M 0 0 L 21600 0 21600 21600 0 21600 0 0 Z N"/></draw:custom-shape></draw:g><text:span text:style-name="_5f_livret"><text:span text:style-name="T28">Bella a une tablette contenant </text:span></text:span><text:span text:style-name="_5f_livret"><text:span text:style-name="T26">douze</text:span></text:span><text:span text:style-name="_5f_livret"><text:span text:style-name="T28"> carreaux de chocolats. Elle propose à Abel : « Préfères-tu :</text:span></text:span></text:p>
          <text:list>
            <text:list-item>
              <text:p text:style-name="_5f_Paragraphe_20_énoncé_20_après_20_numéro_20_question"><text:span text:style-name="_5f_livret"><text:span text:style-name="T37">que je te donne un quart de la tablette ?</text:span></text:span></text:p>
            </text:list-item>
          </text:list>
        </text:list-item>
      </text:list>
      <text:p text:style-name="P33"><text:span text:style-name="_5f_livret"><text:span text:style-name="T37"/></text:span></text:p>
      <text:list xml:id="list175116609132942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char" draw:z-index="13" draw:name="Shape61_0" draw:style-name="gr9"><draw:custom-shape draw:style-name="gr10" draw:text-style-name="P44" svg:width="0.641cm" svg:height="0.641cm" svg:x="6.119cm" svg:y="0.146cm"><text:p/><draw:enhanced-geometry svg:viewBox="0 0 21600 21600" draw:type="rectangle" draw:enhanced-path="M 0 0 L 21600 0 21600 21600 0 21600 0 0 Z N"/></draw:custom-shape><draw:custom-shape draw:style-name="gr11" draw:text-style-name="P44" svg:width="0.643cm" svg:height="0.641cm" svg:x="6.759cm" svg:y="0.146cm"><text:p/><draw:enhanced-geometry svg:viewBox="0 0 21600 21600" draw:type="rectangle" draw:enhanced-path="M 0 0 L 21600 0 21600 21600 0 21600 0 0 Z N"/></draw:custom-shape><draw:custom-shape draw:style-name="gr10" draw:text-style-name="P44" svg:width="0.641cm" svg:height="0.641cm" svg:x="7.401cm" svg:y="0.146cm"><text:p/><draw:enhanced-geometry svg:viewBox="0 0 21600 21600" draw:type="rectangle" draw:enhanced-path="M 0 0 L 21600 0 21600 21600 0 21600 0 0 Z N"/></draw:custom-shape><draw:custom-shape draw:style-name="gr11" draw:text-style-name="P44" svg:width="0.643cm" svg:height="0.641cm" svg:x="8.042cm" svg:y="0.146cm"><text:p/><draw:enhanced-geometry svg:viewBox="0 0 21600 21600" draw:type="rectangle" draw:enhanced-path="M 0 0 L 21600 0 21600 21600 0 21600 0 0 Z N"/></draw:custom-shape><draw:custom-shape draw:style-name="gr12" draw:text-style-name="P44" svg:width="0.641cm" svg:height="0.643cm" svg:x="6.119cm" svg:y="0.786cm"><text:p/><draw:enhanced-geometry svg:viewBox="0 0 21600 21600" draw:type="rectangle" draw:enhanced-path="M 0 0 L 21600 0 21600 21600 0 21600 0 0 Z N"/></draw:custom-shape><draw:custom-shape draw:style-name="gr10" draw:text-style-name="P44" svg:width="0.641cm" svg:height="0.641cm" svg:x="6.119cm" svg:y="1.428cm"><text:p/><draw:enhanced-geometry svg:viewBox="0 0 21600 21600" draw:type="rectangle" draw:enhanced-path="M 0 0 L 21600 0 21600 21600 0 21600 0 0 Z N"/></draw:custom-shape><draw:custom-shape draw:style-name="gr13" draw:text-style-name="P44" svg:width="0.643cm" svg:height="0.643cm" svg:x="6.759cm" svg:y="0.786cm"><text:p/><draw:enhanced-geometry svg:viewBox="0 0 21600 21600" draw:type="rectangle" draw:enhanced-path="M 0 0 L 21600 0 21600 21600 0 21600 0 0 Z N"/></draw:custom-shape><draw:custom-shape draw:style-name="gr11" draw:text-style-name="P44" svg:width="0.643cm" svg:height="0.641cm" svg:x="6.759cm" svg:y="1.428cm"><text:p/><draw:enhanced-geometry svg:viewBox="0 0 21600 21600" draw:type="rectangle" draw:enhanced-path="M 0 0 L 21600 0 21600 21600 0 21600 0 0 Z N"/></draw:custom-shape><draw:custom-shape draw:style-name="gr12" draw:text-style-name="P44" svg:width="0.641cm" svg:height="0.643cm" svg:x="7.401cm" svg:y="0.786cm"><text:p/><draw:enhanced-geometry svg:viewBox="0 0 21600 21600" draw:type="rectangle" draw:enhanced-path="M 0 0 L 21600 0 21600 21600 0 21600 0 0 Z N"/></draw:custom-shape><draw:custom-shape draw:style-name="gr10" draw:text-style-name="P44" svg:width="0.641cm" svg:height="0.641cm" svg:x="7.401cm" svg:y="1.428cm"><text:p/><draw:enhanced-geometry svg:viewBox="0 0 21600 21600" draw:type="rectangle" draw:enhanced-path="M 0 0 L 21600 0 21600 21600 0 21600 0 0 Z N"/></draw:custom-shape><draw:custom-shape draw:style-name="gr13" draw:text-style-name="P44" svg:width="0.643cm" svg:height="0.643cm" svg:x="8.042cm" svg:y="0.786cm"><text:p/><draw:enhanced-geometry svg:viewBox="0 0 21600 21600" draw:type="rectangle" draw:enhanced-path="M 0 0 L 21600 0 21600 21600 0 21600 0 0 Z N"/></draw:custom-shape><draw:custom-shape draw:style-name="gr11" draw:text-style-name="P44" svg:width="0.643cm" svg:height="0.641cm" svg:x="8.042cm" svg:y="1.428cm"><text:p/><draw:enhanced-geometry svg:viewBox="0 0 21600 21600" draw:type="rectangle" draw:enhanced-path="M 0 0 L 21600 0 21600 21600 0 21600 0 0 Z N"/></draw:custom-shape></draw:g><text:span text:style-name="_5f_pointillés_20_gris"><text:span text:style-name="T25">que je mange </text:span></text:span><text:span text:style-name="_5f_pointillés_20_gris"><text:span text:style-name="T27">trois</text:span></text:span><text:span text:style-name="_5f_pointillés_20_gris"><text:span text:style-name="T25"> carreaux et que je te donne un tiers du reste de la</text:span></text:span><text:span text:style-name="_5f_pointillés_20_gris"><text:span text:style-name="T28"> </text:span></text:span><text:span text:style-name="_5f_pointillés_20_gris"><text:span text:style-name="T25">tablette ?</text:span></text:span></text:p>
            </text:list-item>
          </text:list>
        </text:list-item>
      </text:list>
      <text:p text:style-name="P33"><text:span text:style-name="_5f_pointillés_20_gris"><text:span text:style-name="T25"/></text:span></text:p>
      <text:p text:style-name="P33"><draw:g text:anchor-type="char" draw:z-index="14" draw:name="Shape61_1" draw:style-name="gr9"><draw:custom-shape draw:style-name="gr10" draw:text-style-name="P44" svg:width="0.641cm" svg:height="0.641cm" svg:x="6.119cm" svg:y="0.335cm"><text:p/><draw:enhanced-geometry svg:viewBox="0 0 21600 21600" draw:type="rectangle" draw:enhanced-path="M 0 0 L 21600 0 21600 21600 0 21600 0 0 Z N"/></draw:custom-shape><draw:custom-shape draw:style-name="gr11" draw:text-style-name="P44" svg:width="0.643cm" svg:height="0.641cm" svg:x="6.759cm" svg:y="0.335cm"><text:p/><draw:enhanced-geometry svg:viewBox="0 0 21600 21600" draw:type="rectangle" draw:enhanced-path="M 0 0 L 21600 0 21600 21600 0 21600 0 0 Z N"/></draw:custom-shape><draw:custom-shape draw:style-name="gr10" draw:text-style-name="P44" svg:width="0.641cm" svg:height="0.641cm" svg:x="7.401cm" svg:y="0.335cm"><text:p/><draw:enhanced-geometry svg:viewBox="0 0 21600 21600" draw:type="rectangle" draw:enhanced-path="M 0 0 L 21600 0 21600 21600 0 21600 0 0 Z N"/></draw:custom-shape><draw:custom-shape draw:style-name="gr11" draw:text-style-name="P44" svg:width="0.643cm" svg:height="0.641cm" svg:x="8.042cm" svg:y="0.335cm"><text:p/><draw:enhanced-geometry svg:viewBox="0 0 21600 21600" draw:type="rectangle" draw:enhanced-path="M 0 0 L 21600 0 21600 21600 0 21600 0 0 Z N"/></draw:custom-shape><draw:custom-shape draw:style-name="gr12" draw:text-style-name="P44" svg:width="0.641cm" svg:height="0.643cm" svg:x="6.119cm" svg:y="0.975cm"><text:p/><draw:enhanced-geometry svg:viewBox="0 0 21600 21600" draw:type="rectangle" draw:enhanced-path="M 0 0 L 21600 0 21600 21600 0 21600 0 0 Z N"/></draw:custom-shape><draw:custom-shape draw:style-name="gr10" draw:text-style-name="P44" svg:width="0.641cm" svg:height="0.641cm" svg:x="6.119cm" svg:y="1.617cm"><text:p/><draw:enhanced-geometry svg:viewBox="0 0 21600 21600" draw:type="rectangle" draw:enhanced-path="M 0 0 L 21600 0 21600 21600 0 21600 0 0 Z N"/></draw:custom-shape><draw:custom-shape draw:style-name="gr13" draw:text-style-name="P44" svg:width="0.643cm" svg:height="0.643cm" svg:x="6.759cm" svg:y="0.975cm"><text:p/><draw:enhanced-geometry svg:viewBox="0 0 21600 21600" draw:type="rectangle" draw:enhanced-path="M 0 0 L 21600 0 21600 21600 0 21600 0 0 Z N"/></draw:custom-shape><draw:custom-shape draw:style-name="gr11" draw:text-style-name="P44" svg:width="0.643cm" svg:height="0.641cm" svg:x="6.759cm" svg:y="1.617cm"><text:p/><draw:enhanced-geometry svg:viewBox="0 0 21600 21600" draw:type="rectangle" draw:enhanced-path="M 0 0 L 21600 0 21600 21600 0 21600 0 0 Z N"/></draw:custom-shape><draw:custom-shape draw:style-name="gr12" draw:text-style-name="P44" svg:width="0.641cm" svg:height="0.643cm" svg:x="7.401cm" svg:y="0.975cm"><text:p/><draw:enhanced-geometry svg:viewBox="0 0 21600 21600" draw:type="rectangle" draw:enhanced-path="M 0 0 L 21600 0 21600 21600 0 21600 0 0 Z N"/></draw:custom-shape><draw:custom-shape draw:style-name="gr10" draw:text-style-name="P44" svg:width="0.641cm" svg:height="0.641cm" svg:x="7.401cm" svg:y="1.617cm"><text:p/><draw:enhanced-geometry svg:viewBox="0 0 21600 21600" draw:type="rectangle" draw:enhanced-path="M 0 0 L 21600 0 21600 21600 0 21600 0 0 Z N"/></draw:custom-shape><draw:custom-shape draw:style-name="gr13" draw:text-style-name="P44" svg:width="0.643cm" svg:height="0.643cm" svg:x="8.042cm" svg:y="0.975cm"><text:p/><draw:enhanced-geometry svg:viewBox="0 0 21600 21600" draw:type="rectangle" draw:enhanced-path="M 0 0 L 21600 0 21600 21600 0 21600 0 0 Z N"/></draw:custom-shape><draw:custom-shape draw:style-name="gr11" draw:text-style-name="P44" svg:width="0.643cm" svg:height="0.641cm" svg:x="8.042cm" svg:y="1.617cm"><text:p/><draw:enhanced-geometry svg:viewBox="0 0 21600 21600" draw:type="rectangle" draw:enhanced-path="M 0 0 L 21600 0 21600 21600 0 21600 0 0 Z N"/></draw:custom-shape></draw:g><text:span text:style-name="_5f_pointillés_20_gris"><text:span text:style-name="T25"/></text:span></text:p>
      <text:list xml:id="list175115746306806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_5f_livret"><text:span text:style-name="T37">que je mange la moitié de la tablette et que je te donne la moitié du reste ?</text:span></text:span></text:p>
            </text:list-item>
          </text:list>
        </text:list-item>
      </text:list>
      <text:p text:style-name="P33"><text:span text:style-name="_5f_livret"><text:span text:style-name="T37"/></text:span></text:p>
      <text:list xml:id="list175116594328669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char" draw:z-index="7" draw:name="Shape61_2" draw:style-name="gr9"><draw:custom-shape draw:style-name="gr20" draw:text-style-name="P44" svg:width="0.645cm" svg:height="0.646cm" svg:x="6.135cm" svg:y="-0.162cm"><text:p/><draw:enhanced-geometry svg:viewBox="0 0 21600 21600" draw:type="rectangle" draw:enhanced-path="M 0 0 L 21600 0 21600 21600 0 21600 0 0 Z N"/></draw:custom-shape><draw:custom-shape draw:style-name="gr21" draw:text-style-name="P44" svg:width="0.648cm" svg:height="0.646cm" svg:x="6.779cm" svg:y="-0.162cm"><text:p/><draw:enhanced-geometry svg:viewBox="0 0 21600 21600" draw:type="rectangle" draw:enhanced-path="M 0 0 L 21600 0 21600 21600 0 21600 0 0 Z N"/></draw:custom-shape><draw:custom-shape draw:style-name="gr22" draw:text-style-name="P44" svg:width="0.646cm" svg:height="0.646cm" svg:x="7.424cm" svg:y="-0.162cm"><text:p/><draw:enhanced-geometry svg:viewBox="0 0 21600 21600" draw:type="rectangle" draw:enhanced-path="M 0 0 L 21600 0 21600 21600 0 21600 0 0 Z N"/></draw:custom-shape><draw:custom-shape draw:style-name="gr21" draw:text-style-name="P44" svg:width="0.648cm" svg:height="0.646cm" svg:x="8.068cm" svg:y="-0.162cm"><text:p/><draw:enhanced-geometry svg:viewBox="0 0 21600 21600" draw:type="rectangle" draw:enhanced-path="M 0 0 L 21600 0 21600 21600 0 21600 0 0 Z N"/></draw:custom-shape><draw:custom-shape draw:style-name="gr23" draw:text-style-name="P44" svg:width="0.645cm" svg:height="0.648cm" svg:x="6.135cm" svg:y="0.482cm"><text:p/><draw:enhanced-geometry svg:viewBox="0 0 21600 21600" draw:type="rectangle" draw:enhanced-path="M 0 0 L 21600 0 21600 21600 0 21600 0 0 Z N"/></draw:custom-shape><draw:custom-shape draw:style-name="gr20" draw:text-style-name="P44" svg:width="0.645cm" svg:height="0.646cm" svg:x="6.135cm" svg:y="1.129cm"><text:p/><draw:enhanced-geometry svg:viewBox="0 0 21600 21600" draw:type="rectangle" draw:enhanced-path="M 0 0 L 21600 0 21600 21600 0 21600 0 0 Z N"/></draw:custom-shape><draw:custom-shape draw:style-name="gr24" draw:text-style-name="P44" svg:width="0.648cm" svg:height="0.648cm" svg:x="6.779cm" svg:y="0.482cm"><text:p/><draw:enhanced-geometry svg:viewBox="0 0 21600 21600" draw:type="rectangle" draw:enhanced-path="M 0 0 L 21600 0 21600 21600 0 21600 0 0 Z N"/></draw:custom-shape><draw:custom-shape draw:style-name="gr21" draw:text-style-name="P44" svg:width="0.648cm" svg:height="0.646cm" svg:x="6.779cm" svg:y="1.129cm"><text:p/><draw:enhanced-geometry svg:viewBox="0 0 21600 21600" draw:type="rectangle" draw:enhanced-path="M 0 0 L 21600 0 21600 21600 0 21600 0 0 Z N"/></draw:custom-shape><draw:custom-shape draw:style-name="gr25" draw:text-style-name="P44" svg:width="0.646cm" svg:height="0.648cm" svg:x="7.424cm" svg:y="0.482cm"><text:p/><draw:enhanced-geometry svg:viewBox="0 0 21600 21600" draw:type="rectangle" draw:enhanced-path="M 0 0 L 21600 0 21600 21600 0 21600 0 0 Z N"/></draw:custom-shape><draw:custom-shape draw:style-name="gr22" draw:text-style-name="P44" svg:width="0.646cm" svg:height="0.646cm" svg:x="7.424cm" svg:y="1.129cm"><text:p/><draw:enhanced-geometry svg:viewBox="0 0 21600 21600" draw:type="rectangle" draw:enhanced-path="M 0 0 L 21600 0 21600 21600 0 21600 0 0 Z N"/></draw:custom-shape><draw:custom-shape draw:style-name="gr24" draw:text-style-name="P44" svg:width="0.648cm" svg:height="0.648cm" svg:x="8.068cm" svg:y="0.482cm"><text:p/><draw:enhanced-geometry svg:viewBox="0 0 21600 21600" draw:type="rectangle" draw:enhanced-path="M 0 0 L 21600 0 21600 21600 0 21600 0 0 Z N"/></draw:custom-shape><draw:custom-shape draw:style-name="gr21" draw:text-style-name="P44" svg:width="0.648cm" svg:height="0.646cm" svg:x="8.068cm" svg:y="1.129cm"><text:p/><draw:enhanced-geometry svg:viewBox="0 0 21600 21600" draw:type="rectangle" draw:enhanced-path="M 0 0 L 21600 0 21600 21600 0 21600 0 0 Z N"/></draw:custom-shape></draw:g><text:span text:style-name="_5f_livret"><text:span text:style-name="T28">que je mange un tiers de la tablette et que je te donne la moitié du reste ? »</text:span></text:span><text:span text:style-name="_5f_livret"><text:span text:style-name="T24">.</text:span></text:span></text:p>
            </text:list-item>
          </text:list>
        </text:list-item>
      </text:list>
      <text:p text:style-name="P33"><text:span text:style-name="_5f_livret"><text:span text:style-name="T24"/></text:span></text:p>
      <text:p text:style-name="_5f_Paragraphe_20_livret_20_"><text:span text:style-name="_5f_livret"><text:span text:style-name="T37">Dans chaque cas, colorie le nombre de carreaux de chocolat donnés à Abel. </text:span></text:span></text:p>
      <text:p text:style-name="Standard"><text:span text:style-name="_5f_pointillés_20_gris"><text:span text:style-name="T25">Quel choix Abel doit faire pour avoir le plus de chocolat ?</text:span></text:span></text:p>
      <text:p text:style-name="P27"><text:span text:style-name="_5f_pointillés_20_gris"><text:span text:style-name="T31">……………………………………...………………………….</text:span></text:span></text:p>
      <text:p text:style-name="P27"><text:span text:style-name="_5f_pointillés_20_gris"><text:span text:style-name="T31">...……………………………………………………………….</text:span></text:span></text:p>
      <text:p text:style-name="P27"><text:span text:style-name="_5f_pointillés_20_gris"><text:span text:style-name="T36">……………………………………...………………………….</text:span></text:span></text:p>
      <text:p text:style-name="P27"><text:span text:style-name="_5f_pointillés_20_gris"><text:span text:style-name="T31">………………………………………………………………….</text:span></text:span></text:p>
      <text:list xml:id="list175116451939912" text:continue-numbering="true" text:style-name="_5f_Numérotation_20_des_20_exercices_20_livrets">
        <text:list-item>
          <text:p text:style-name="P37"><text:span text:style-name="_5f_pointillés_20_gris"><text:span text:style-name="T25">Bella a </text:span></text:span><text:span text:style-name="_5f_pointillés_20_gris"><text:span text:style-name="T27">cinq</text:span></text:span><text:span text:style-name="_5f_pointillés_20_gris"><text:span text:style-name="T25"> boîtes contenant chacune 8 caramels. Elle propose à Abel :</text:span></text:span><text:span text:style-name="_5f_pointillés_20_gris"><text:span text:style-name="T28">« </text:span></text:span><text:span text:style-name="_5f_pointillés_20_gris"><text:span text:style-name="T25">Préfères-tu :</text:span></text:span></text:p>
          <text:list>
            <text:list-item>
              <text:p text:style-name="P34"><text:span text:style-name="_5f_pointillés_20_gris"><text:span text:style-name="T25">que je te donne un dixième de tous mes caramels ?</text:span></text:span></text:p>
            </text:list-item>
            <text:list-item>
              <text:p text:style-name="P34"><text:span text:style-name="_5f_pointillés_20_gris"><text:span text:style-name="T25">que je te donne la moitié d'une boîte de caramels ?</text:span></text:span></text:p>
            </text:list-item>
            <text:list-item>
              <text:p text:style-name="P34"><text:span text:style-name="_5f_pointillés_20_gris"><text:span text:style-name="T25">que je mange deux caramels d'une boîte et que je te donne deux tiers de ceux qui restent dans cette boîte ?</text:span></text:span></text:p>
            </text:list-item>
            <text:list-item>
              <text:p text:style-name="P34"><text:span text:style-name="_5f_pointillés_20_gris"><text:span text:style-name="T25">que je mange </text:span></text:span><text:span text:style-name="_5f_pointillés_20_gris"><text:span text:style-name="T27">dix</text:span></text:span><text:span text:style-name="_5f_pointillés_20_gris"><text:span text:style-name="T25"> caramels et que je te donne un sixième de tous les</text:span></text:span><text:span text:style-name="_5f_pointillés_20_gris"><text:span text:style-name="T28"> </text:span></text:span><text:span text:style-name="_5f_pointillés_20_gris"><text:span text:style-name="T25">caramels qui restent ? »</text:span></text:span></text:p>
            </text:list-item>
          </text:list>
        </text:list-item>
      </text:list>
      <text:p text:style-name="_5f_Paragraphe_20_livret_20_"><text:span text:style-name="_5f_livret"><text:span text:style-name="T37">Quel choix Abel doit faire pour avoir le plus de caramels ?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  <text:p text:style-name="P27"><text:span text:style-name="_5f_pointillés_20_gris"><text:span text:style-name="T31">…………………………………………………………………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67d15"/>
    </style:style>
    <style:style style:name="MP14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MP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 style:parent-style-name="Header">
      <style:text-properties fo:font-size="14pt" style:font-size-asian="14pt" style:font-size-complex="14pt"/>
    </style:style>
    <style:style style:name="M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7" style:family="paragraph" style:parent-style-name="Standard">
      <style:text-properties fo:font-size="6pt" style:font-size-asian="6pt" style:font-size-complex="6pt"/>
    </style:style>
    <style:style style:name="MP2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Titre_20_d_27_exercices_20_livret" style:list-style-name="_5f_Numérotation_20_des_20_exercices_20_livrets"/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oter">
      <style:text-properties officeooo:paragraph-rsid="00c384cf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6" style:family="text">
      <style:text-properties fo:font-variant="small-caps" fo:color="#808080" loext:opacity="100%" style:font-name="Bitstream Vera Sans7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7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8" style:family="text">
      <style:text-properties fo:font-variant="small-caps" fo:color="#808080" loext:opacity="100%" style:font-name="Bitstream Vera Sans7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9" style:family="text">
      <style:text-properties officeooo:rsid="0274790a"/>
    </style:style>
    <style:style style:name="MT10" style:family="text">
      <style:text-properties officeooo:rsid="02767d15"/>
    </style:style>
    <style:style style:name="MT11" style:family="text">
      <style:text-properties fo:font-size="12pt" style:font-size-asian="12pt" style:font-size-complex="12pt"/>
    </style:style>
    <style:style style:name="MT12" style:family="text">
      <style:text-properties fo:font-variant="small-caps" fo:font-size="15pt" style:font-size-asian="15pt" style:font-size-complex="15pt"/>
    </style:style>
    <style:style style:name="MT13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4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7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8" style:family="text">
      <style:text-properties fo:font-variant="small-caps" officeooo:rsid="00990660"/>
    </style:style>
    <style:style style:name="MT19" style:family="text">
      <style:text-properties fo:font-variant="small-caps" officeooo:rsid="0054f64f"/>
    </style:style>
    <style:style style:name="MT20" style:family="text">
      <style:text-properties fo:font-variant="small-caps" officeooo:rsid="00b5d2d1"/>
    </style:style>
    <style:style style:name="MT21" style:family="text">
      <style:text-properties fo:font-variant="small-caps" officeooo:rsid="00b6801f"/>
    </style:style>
    <style:style style:name="MT22" style:family="text">
      <style:text-properties officeooo:rsid="002925a2"/>
    </style:style>
    <style:style style:name="MT23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24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25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26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21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22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23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4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27" draw:name="Shape3" draw:style-name="Mgr6" draw:text-style-name="MP6" svg:x1="10.336cm" svg:y1="0.402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h text:style-name="MP12" text:outline-level="1"><text:span text:style-name="MT6">Fractions</text:span><text:span text:style-name="MT7"> : </text:span><text:span text:style-name="MT8">Problèmes</text:span><text:span text:style-name="MT7"> </text:span>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path text:anchor-type="paragraph" draw:z-index="8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9">Fractions</text:span> : <text:span text:style-name="MT10">Problèmes</text:span> </text:p>
      </style:header>
      <style:footer>
        <text:h text:style-name="MP14" text:outline-level="1"><text:span text:style-name="MT6">Fractions</text:span><text:span text:style-name="MT7"> : </text:span><text:span text:style-name="MT8">Problèmes</text:span><text:span text:style-name="MT7"> </text:span>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11">Chapitre N3 :</text:span> <text:span text:style-name="MT12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9" draw:name="Shape3_1" draw:style-name="Mgr6" draw:text-style-name="MP6" svg:x1="10.308cm" svg:y1="0.388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p text:style-name="MP20"><draw:frame draw:style-name="Mfr1" draw:name="Frame7" text:anchor-type="paragraph" svg:y="-0.06cm" draw:z-index="5"><draw:text-box fo:min-height="0.499cm" fo:min-width="7.096cm"><draw:frame draw:style-name="Mfr2" draw:name="Frame8" text:anchor-type="frame" svg:x="0.45cm" svg:y="0.079cm" svg:width="0.817cm" draw:z-index="6"><draw:text-box fo:min-height="0.355cm"><text:p text:style-name="MP21"/></draw:text-box></draw:frame><text:p text:style-name="MP22"/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9" draw:name="Shape5" draw:style-name="Mgr7"><draw:ellipse draw:style-name="Mgr8" draw:text-style-name="MP23" svg:width="1.715cm" svg:height="1.784cm" svg:x="0cm" svg:y="0.004cm" draw:kind="arc" draw:start-angle="90.48" draw:end-angle="269.56"><text:p/></draw:ellipse><draw:line draw:style-name="Mgr8" draw:text-style-name="MP23" svg:x1="0.847cm" svg:y1="0.002cm" svg:x2="18.167cm" svg:y2="0.002cm"><text:p/></draw:line><draw:line draw:style-name="Mgr8" draw:text-style-name="MP23" svg:x1="0.847cm" svg:y1="1.782cm" svg:x2="18.158cm" svg:y2="1.782cm"><text:p/></draw:line><draw:ellipse draw:style-name="Mgr8" draw:text-style-name="MP23" svg:width="1.719cm" svg:height="1.782cm" svg:x="17.29cm" svg:y="0cm" draw:kind="arc" draw:start-angle="270.5" draw:end-angle="89.48"><text:p/></draw:ellipse><draw:frame draw:style-name="Mgr9" draw:text-style-name="MP24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5">N1 : Priorités, distributivité</text:p>
              </table:table-cell>
              <table:table-cell table:style-name="Tableau5.A1" office:value-type="string">
                <text:p text:style-name="MP25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6">Série 1 : Priorités opératoires</text:p>
            </table:table-cell>
            <table:table-cell table:style-name="Tableau5.A1" office:value-type="string">
              <text:p text:style-name="MP26"/>
            </table:table-cell>
          </table:table-row>
        </table:table>
        <text:p text:style-name="MP27"><text:span text:style-name="corps"><text:span text:style-name="MT13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0" draw:name="Shape6" draw:style-name="Mgr7"><draw:ellipse draw:style-name="Mgr8" draw:text-style-name="MP23" svg:width="1.715cm" svg:height="1.784cm" svg:x="0cm" svg:y="0.004cm" draw:kind="arc" draw:start-angle="90.48" draw:end-angle="269.56"><text:p/></draw:ellipse><draw:line draw:style-name="Mgr8" draw:text-style-name="MP23" svg:x1="0.847cm" svg:y1="0.002cm" svg:x2="18.167cm" svg:y2="0.002cm"><text:p/></draw:line><draw:line draw:style-name="Mgr8" draw:text-style-name="MP23" svg:x1="0.847cm" svg:y1="1.782cm" svg:x2="18.158cm" svg:y2="1.782cm"><text:p/></draw:line><draw:ellipse draw:style-name="Mgr8" draw:text-style-name="MP23" svg:width="1.719cm" svg:height="1.782cm" svg:x="17.29cm" svg:y="0cm" draw:kind="arc" draw:start-angle="270.5" draw:end-angle="89.48"><text:p/></draw:ellipse><draw:frame draw:style-name="Mgr9" draw:text-style-name="MP24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5">5N1 : Priorités, distributivité</text:p>
              </table:table-cell>
              <table:table-cell table:style-name="Tableau7.A1" office:value-type="string">
                <text:p text:style-name="MP25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6">Série 1 : Priorités opératoires</text:p>
            </table:table-cell>
            <table:table-cell table:style-name="Tableau7.A1" office:value-type="string">
              <text:p text:style-name="MP26"/>
            </table:table-cell>
          </table:table-row>
        </table:table>
        <text:p text:style-name="MP27"><text:span text:style-name="corps"><text:span text:style-name="MT13"/></text:span></text:p>
      </style:header-left>
      <style:footer>
        <text:p text:style-name="MP28"><text:span text:style-name="MT14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29">Série 4 : Constructions (2)</text:p>
      </style:header>
      <style:footer>
        <text:p text:style-name="MP30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29">Série 6 : Démonstrations (2)</text:p>
        <text:list xml:id="list1546734206" text:style-name="_5f_Numérotation_20_des_20_exercices_20_livrets">
          <text:list-item>
            <text:h text:style-name="MP31" text:outline-level="1">Sans justi</text:h>
          </text:list-item>
        </text:list>
      </style:header>
      <style:footer>
        <text:p text:style-name="MP30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5">Calculer</text:span> : <text:span text:style-name="MT15">Additionner et soustraire</text:span></text:p>
      </style:header>
      <style:footer>
        <text:p text:style-name="MP32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16">Calculer : additionner et soustraire</text:span><text:span text:style-name="MT17"> </text:span></text:p></draw:text-box></draw:frame><draw:g text:anchor-type="paragraph" draw:z-index="2" draw:name="Shape4_3" draw:style-name="Mgr10"><draw:path draw:style-name="Mgr11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g text:anchor-type="paragraph" draw:z-index="3" draw:name="Shape4_0" draw:style-name="Mgr10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16">Calculer</text:span><text:span text:style-name="MT17"> : </text:span><text:span text:style-name="MT16">additionner et soustraire</text:span></text:p></draw:text-box></draw:frame><draw:g text:anchor-type="paragraph" draw:z-index="0" draw:name="Shape4_4" draw:style-name="Mgr10"><draw:path draw:style-name="Mgr11" draw:text-style-name="MP3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8">Géométrie plane</text:span><text:span text:style-name="MT19"> : </text:span><text:span text:style-name="MT20">Parallèles, perpendiculaires,<text:line-break/> </text:span><text:span text:style-name="MT21">distances</text:span></text:p>
      </style:header>
      <style:footer>
        <text:p text:style-name="MP32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1" draw:name="Shape4" draw:style-name="Mgr10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2">espace</text:span> • <text:span text:style-name="MT23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15H57M38S</meta:editing-duration>
    <meta:editing-cycles>262</meta:editing-cycles>
    <meta:generator>LibreOffice/7.4.3.2$Windows_X86_64 LibreOffice_project/1048a8393ae2eeec98dff31b5c133c5f1d08b890</meta:generator>
    <dc:date>2024-11-05T17:51:14.699000000</dc:date>
    <meta:document-statistic meta:table-count="2" meta:image-count="0" meta:object-count="4" meta:page-count="1" meta:paragraph-count="81" meta:word-count="501" meta:character-count="3296" meta:non-whitespace-character-count="2707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360/content.xml><?xml version="1.0" encoding="utf-8"?>
<math xmlns="http://www.w3.org/1998/Math/MathML" display="block">
  <semantics>
    <mstyle mathsize="10pt">
      <mfrac>
        <mn>5</mn>
        <mn>11</mn>
      </mfrac>
    </mstyle>
    <annotation encoding="StarMath 5.0">size 10{{5}over{11}}</annotation>
  </semantics>
</math>
</file>

<file path=Object 361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{{4}over{5}}</annotation>
  </semantics>
</math>
</file>

<file path=Object 36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7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